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Ubuntu Mono" svg:font-family="'Ubuntu Mono'" style:font-pitch="fixed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buntu Mono" fo:font-size="16pt" style:text-underline-style="none" fo:font-weight="bold" officeooo:rsid="0019b979" officeooo:paragraph-rsid="0019b979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Ubuntu Mono" fo:font-size="16pt" style:text-underline-style="none" fo:font-weight="normal" officeooo:rsid="0019b979" officeooo:paragraph-rsid="0019b979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Ubuntu Mono" fo:font-size="24pt" style:text-underline-style="solid" style:text-underline-width="auto" style:text-underline-color="font-color" fo:font-weight="bold" officeooo:rsid="0019b979" officeooo:paragraph-rsid="0019b979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Ubuntu Mono" fo:font-size="14pt" style:text-underline-style="none" fo:font-weight="normal" officeooo:rsid="0019b979" officeooo:paragraph-rsid="0019b979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Ubuntu Mono" fo:font-size="14pt" style:text-underline-style="none" fo:font-weight="normal" officeooo:rsid="001aeb9f" officeooo:paragraph-rsid="001aeb9f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Ubuntu Mono" fo:font-size="14pt" style:text-underline-style="none" fo:font-weight="normal" officeooo:rsid="001aeb9f" officeooo:paragraph-rsid="001c0e84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Ubuntu Mono" fo:font-size="14pt" style:text-underline-style="solid" style:text-underline-width="auto" style:text-underline-color="font-color" fo:font-weight="normal" officeooo:rsid="001aeb9f" officeooo:paragraph-rsid="001aeb9f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 style:writing-mode="lr-tb"/>
      <style:text-properties style:font-name="Ubuntu Mono" fo:font-size="14pt" style:text-underline-style="solid" style:text-underline-width="auto" style:text-underline-color="font-color" fo:font-weight="normal" officeooo:rsid="0019b979" officeooo:paragraph-rsid="0019b979" style:font-size-asian="14pt" style:font-weight-asian="normal" style:font-size-complex="14pt" style:font-weight-complex="normal"/>
    </style:style>
    <style:style style:name="T1" style:family="text">
      <style:text-properties officeooo:rsid="001aeb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Journal de bord : Space Invaders</text:p>
      <text:p text:style-name="P1"/>
      <text:p text:style-name="P8">Jour 1</text:p>
      <text:p text:style-name="P2"/>
      <text:p text:style-name="P4">J’ai crée un compte GitHub ce qu’il me permet de <text:span text:style-name="T1">contrôler les versions du code. Cela m’a pris du temps à apprendre les différentes commandes Git. <text:s text:c="37"/></text:span></text:p>
      <text:p text:style-name="P4"/>
      <text:p text:style-name="P6">Voici mon repo GitHub </text:p>
      <text:p text:style-name="P6"><text:s text:c="66"/></text:p>
      <text:p text:style-name="P5"><text:tab/><text:a xlink:type="simple" xlink:href="http://www.github.com/watsum08/Les-envahisseurs-de-l-espace" text:style-name="Internet_20_link" text:visited-style-name="Visited_20_Internet_20_Link">www.github.com/watsum08/Les-envahisseurs-de-l-espace </text:a><text:s text:c="20"/></text:p>
      <text:p text:style-name="P4"/>
      <text:p text:style-name="P7">Jour 2</text:p>
      <text:p text:style-name="P7"/>
      <text:p text:style-name="P5"/>
      <text:p text:style-name="P5"/>
      <text:p text:style-name="P5"/>
      <text:p text:style-name="P5"><text:s text:c="4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1T12:07:13.448284927</meta:creation-date>
    <dc:date>2022-01-11T12:29:33.405284777</dc:date>
    <meta:editing-duration>PT1M59S</meta:editing-duration>
    <meta:editing-cycles>1</meta:editing-cycles>
    <meta:document-statistic meta:table-count="0" meta:image-count="0" meta:object-count="0" meta:page-count="1" meta:paragraph-count="8" meta:word-count="41" meta:character-count="433" meta:non-whitespace-character-count="228"/>
    <meta:generator>LibreOffice/7.2.3.2$Linux_X86_64 LibreOffice_project/20$Build-2</meta:generator>
  </office:meta>
</office:document-meta>
</file>